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OpenSymbol" svg:font-family="OpenSymbol"/>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Display G"/>
    </style:style>
    <style:style style:name="P2" style:family="paragraph" style:parent-style-name="Standard" style:list-style-name="L1">
      <style:text-properties style:font-name="Linux Libertine Display G"/>
    </style:style>
    <style:style style:name="P3" style:family="paragraph" style:parent-style-name="Standard" style:list-style-name="L8">
      <style:text-properties style:font-name="Linux Libertine Display G"/>
    </style:style>
    <style:style style:name="P4" style:family="paragraph" style:parent-style-name="Standard" style:list-style-name="L10">
      <style:text-properties style:font-name="Linux Libertine Display G"/>
    </style:style>
    <style:style style:name="P5" style:family="paragraph" style:parent-style-name="Standard" style:list-style-name="L11">
      <style:text-properties style:font-name="Linux Libertine Display G"/>
    </style:style>
    <style:style style:name="P6" style:family="paragraph" style:parent-style-name="Standard" style:list-style-name="L14">
      <style:text-properties style:font-name="Linux Libertine Display G"/>
    </style:style>
    <style:style style:name="P7" style:family="paragraph" style:parent-style-name="Standard" style:list-style-name="L17">
      <style:text-properties style:font-name="Linux Libertine Display G"/>
    </style:style>
    <style:style style:name="P8" style:family="paragraph" style:parent-style-name="Standard" style:list-style-name="L18">
      <style:text-properties style:font-name="Linux Libertine Display G"/>
    </style:style>
    <style:style style:name="P9" style:family="paragraph" style:parent-style-name="Standard" style:list-style-name="L19">
      <style:text-properties style:font-name="Linux Libertine Display G"/>
    </style:style>
    <style:style style:name="P10" style:family="paragraph" style:parent-style-name="Standard" style:list-style-name="L20">
      <style:text-properties style:font-name="Linux Libertine Display G"/>
    </style:style>
    <style:style style:name="P11" style:family="paragraph" style:parent-style-name="Standard" style:list-style-name="L21">
      <style:text-properties style:font-name="Linux Libertine Display G"/>
    </style:style>
    <style:style style:name="P12" style:family="paragraph" style:parent-style-name="Standard" style:list-style-name="L22">
      <style:text-properties style:font-name="Linux Libertine Display G"/>
    </style:style>
    <style:style style:name="P13" style:family="paragraph" style:parent-style-name="Standard" style:list-style-name="L23">
      <style:text-properties style:font-name="Linux Libertine Display G"/>
    </style:style>
    <style:style style:name="P14" style:family="paragraph" style:parent-style-name="Standard" style:list-style-name="L24">
      <style:text-properties style:font-name="Linux Libertine Display G"/>
    </style:style>
    <style:style style:name="P15" style:family="paragraph" style:parent-style-name="Standard" style:list-style-name="L26">
      <style:text-properties style:font-name="Linux Libertine Display G"/>
    </style:style>
    <style:style style:name="P16" style:family="paragraph" style:parent-style-name="Standard" style:list-style-name="L27">
      <style:text-properties style:font-name="Linux Libertine Display G"/>
    </style:style>
    <style:style style:name="P17" style:family="paragraph" style:parent-style-name="Standard" style:list-style-name="L28">
      <style:text-properties style:font-name="Linux Libertine Display G"/>
    </style:style>
    <style:style style:name="P18" style:family="paragraph" style:parent-style-name="Standard" style:list-style-name="L29">
      <style:text-properties style:font-name="Linux Libertine Display G"/>
    </style:style>
    <style:style style:name="P19" style:family="paragraph" style:parent-style-name="Standard" style:list-style-name="L30">
      <style:text-properties style:font-name="Linux Libertine Display G"/>
    </style:style>
    <style:style style:name="P20" style:family="paragraph" style:parent-style-name="Standard" style:list-style-name="L31">
      <style:text-properties style:font-name="Linux Libertine Display G"/>
    </style:style>
    <style:style style:name="P21" style:family="paragraph" style:parent-style-name="Standard" style:list-style-name="L32">
      <style:text-properties style:font-name="Linux Libertine Display G"/>
    </style:style>
    <style:style style:name="P22" style:family="paragraph" style:parent-style-name="Standard" style:list-style-name="L33">
      <style:text-properties style:font-name="Linux Libertine Display G"/>
    </style:style>
    <style:style style:name="P23" style:family="paragraph" style:parent-style-name="Standard" style:list-style-name="L34">
      <style:text-properties style:font-name="Linux Libertine Display G"/>
    </style:style>
    <style:style style:name="P24" style:family="paragraph" style:parent-style-name="Standard" style:list-style-name="L35">
      <style:text-properties style:font-name="Linux Libertine Display G"/>
    </style:style>
    <style:style style:name="P25" style:family="paragraph" style:parent-style-name="Standard" style:list-style-name="L36">
      <style:text-properties style:font-name="Linux Libertine Display G"/>
    </style:style>
    <style:style style:name="P26" style:family="paragraph" style:parent-style-name="Standard" style:list-style-name="L37">
      <style:text-properties style:font-name="Linux Libertine Display G"/>
    </style:style>
    <style:style style:name="P27" style:family="paragraph" style:parent-style-name="Standard" style:list-style-name="L38">
      <style:text-properties style:font-name="Linux Libertine Display G"/>
    </style:style>
    <style:style style:name="P28" style:family="paragraph" style:parent-style-name="Standard" style:list-style-name="L39">
      <style:text-properties style:font-name="Linux Libertine Display G"/>
    </style:style>
    <style:style style:name="P29" style:family="paragraph" style:parent-style-name="Standard" style:list-style-name="L40">
      <style:text-properties style:font-name="Linux Libertine Display G"/>
    </style:style>
    <style:style style:name="P30" style:family="paragraph" style:parent-style-name="Standard" style:list-style-name="L41">
      <style:text-properties style:font-name="Linux Libertine Display G"/>
    </style:style>
    <style:style style:name="P31" style:family="paragraph" style:parent-style-name="Standard" style:list-style-name="L42">
      <style:text-properties style:font-name="Linux Libertine Display G"/>
    </style:style>
    <style:style style:name="P32" style:family="paragraph" style:parent-style-name="Standard" style:list-style-name="L43">
      <style:text-properties style:font-name="Linux Libertine Display G"/>
    </style:style>
    <style:style style:name="P33" style:family="paragraph" style:parent-style-name="Standard" style:list-style-name="L44">
      <style:text-properties style:font-name="Linux Libertine Display G"/>
    </style:style>
    <style:style style:name="P34" style:family="paragraph" style:parent-style-name="Standard" style:list-style-name="L45">
      <style:text-properties style:font-name="Linux Libertine Display G"/>
    </style:style>
    <style:style style:name="P35" style:family="paragraph" style:parent-style-name="Standard" style:list-style-name="L46">
      <style:text-properties style:font-name="Linux Libertine Display G"/>
    </style:style>
    <style:style style:name="P36" style:family="paragraph" style:parent-style-name="Standard" style:list-style-name="L47">
      <style:text-properties style:font-name="Linux Libertine Display G"/>
    </style:style>
    <style:style style:name="P37" style:family="paragraph" style:parent-style-name="Standard" style:list-style-name="L48">
      <style:text-properties style:font-name="Linux Libertine Display G"/>
    </style:style>
    <style:style style:name="P38" style:family="paragraph" style:parent-style-name="Standard" style:list-style-name="L49">
      <style:text-properties style:font-name="Linux Libertine Display G"/>
    </style:style>
    <style:style style:name="P39" style:family="paragraph" style:parent-style-name="Standard">
      <style:paragraph-properties fo:break-before="page"/>
      <style:text-properties style:font-name="Linux Libertine Display G"/>
    </style:style>
    <style:style style:name="P40" style:family="paragraph" style:parent-style-name="Standard" style:list-style-name="L20">
      <style:paragraph-properties fo:break-before="page"/>
      <style:text-properties style:font-name="Linux Libertine Display G"/>
    </style:style>
    <style:style style:name="P41" style:family="paragraph" style:parent-style-name="Text_20_body">
      <style:text-properties style:font-name="Linux Libertine Display G"/>
    </style:style>
    <style:style style:name="P42" style:family="paragraph" style:parent-style-name="Text_20_body">
      <style:paragraph-properties fo:margin-top="0in" fo:margin-bottom="0in"/>
    </style:style>
    <style:style style:name="T1" style:family="text">
      <style:text-properties style:font-name="Google Sans" fo:font-size="12pt"/>
    </style:style>
    <style:style style:name="T2" style:family="text">
      <style:text-properties style:font-name="Google Sans" fo:font-size="12pt" fo:font-style="normal" fo:font-weight="normal"/>
    </style:style>
    <style:style style:name="T3" style:family="text">
      <style:text-properties style:font-name="Google Sans" fo:font-size="12pt" fo:font-style="italic"/>
    </style:style>
    <style:style style:name="T4" style:family="text">
      <style:text-properties style:font-name="Google Sans" fo:font-size="12pt" fo:font-weight="bold"/>
    </style:style>
    <style:style style:name="T5" style:family="text">
      <style:text-properties fo:font-variant="normal" fo:text-transform="none" fo:color="#e6e8f0" style:font-name="Google Sans" fo:font-size="12pt" fo:letter-spacing="normal" fo:font-style="normal" fo:font-weight="normal"/>
    </style:style>
    <style:style style:name="T6" style:family="text">
      <style:text-properties fo:font-variant="normal" fo:text-transform="none" fo:color="#e6e8f0" style:font-name="Google Sans" fo:font-size="12pt" fo:letter-spacing="normal" fo:font-style="normal" fo:font-weight="bold"/>
    </style:style>
    <style:style style:name="T7" style:family="text">
      <style:text-properties fo:font-variant="normal" fo:text-transform="none" fo:color="#e6e8f0" style:font-name="Google Sans"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e6e8f0" style:font-name="Google Sans" fo:font-size="12pt" fo:letter-spacing="normal" fo:font-style="italic" fo:font-weight="normal"/>
    </style:style>
    <style:style style:name="T9" style:family="text">
      <style:text-properties style:font-name="Linux Libertine Display G"/>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ical examples of "Stage VI" societies—characterized by rights-based rule of law, elections, courts, and a recognized risk of fragility—primarily emerged during and after the Enlightenment, starting with the formation of the <text:bookmark text:name="MjkoacbYKLeg0PEPx__y6Ao_1"/>United States and the gradual evolution of systems in Western Europe. </text:p>
      <text:p text:style-name="P1"/>
      <text:p text:style-name="P1">Key historical examples of nations that have embodied or transitioned into this stage include:</text:p>
      <text:p text:style-name="P1"/>
      <text:list xml:id="list6548352779556140966" text:style-name="L11">
        <text:list-item>
          <text:p text:style-name="P5"><text:bookmark text:name="MjkoacbYKLeg0PEPx__y6Ao_2"/>The United States: <text:s/>Often cited as a primary historical example, the U.S. Constitution, effective in 1789, explicitly established a framework for a constitutional republic with a separation of powers (executive, legislative, judicial), a system of checks and balances, regular elections, and enshrined individual rights to limit government authority.</text:p>
        </text:list-item>
        <text:list-item>
          <text:p text:style-name="P5"><text:bookmark text:name="MjkoacbYKLeg0PEPx__y6Ao_3"/>The United Kingdom: <text:s/>Through a long, incremental history (dating back to principles in the Magna Carta of 1215), the UK developed into a constitutional monarchy where political power rests with an elected Parliament and the rule of law is a foundational principle of the common law system, even without a single codified constitution.</text:p>
        </text:list-item>
        <text:list-item>
          <text:p text:style-name="P5"><text:bookmark text:name="MjkoacbYKLeg0PEPx__y6Ao_4"/>France: <text:s/>Following the instability of the revolution and subsequent empires, </text:p>
          <text:p text:style-name="P5"/>
        </text:list-item>
      </text:list>
      <text:list xml:id="list3947892195108375251" text:style-name="L1">
        <text:list-header>
          <text:p text:style-name="P2"><text:bookmark text:name="MjkoacbYKLeg0PEPx__y6Ao_5"/>France ultimately settled on a stable, democratic republic with a strong constitutional framework in the late 19th and mid-20th centuries.</text:p>
          <text:p text:style-name="P2"/>
        </text:list-header>
      </text:list>
      <text:list xml:id="list7457648044437964396" text:style-name="L14">
        <text:list-item>
          <text:p text:style-name="P6">Post-WWII Germany and <text:bookmark text:name="MjkoacbYKLeg0PEPx__y6Ao_6"/>Japan: <text:s/>Following World War II, both <text:bookmark text:name="MjkoacbYKLeg0PEPx__y6Ao_7"/>Germany and <text:bookmark text:name="MjkoacbYKLeg0PEPx__y6Ao_8"/>Japan established robust constitutional democracies under new constitutions drafted to explicitly prevent the rise of arbitrary power and safeguard individual rights.</text:p>
          <text:p text:style-name="P6"/>
        </text:list-item>
        <text:list-item>
          <text:p text:style-name="P6"><text:bookmark text:name="MjkoacbYKLeg0PEPx__y6Ao_9"/>Switzerland: <text:s/>Emerging as an independent confederation in 1648, <text:bookmark text:name="MjkoacbYKLeg0PEPx__y6Ao_10"/>Switzerland developed a strong system of federalism and direct democracy that embodies many Stage VI principles, providing a long-standing example of a balanced system of governance. These examples highlight how different nations developed systems designed to replace the arbitrary rule of earlier stages with institutionalized, rights-based governance, though their fragility remains a continuous concern.</text:p>
          <text:p text:style-name="P6"/>
        </text:list-item>
        <text:list-item>
          <text:p text:style-name="P6">Real-world examples of countries designing "custom state models"—tailored to their unique identity, economy, and threat profile—often involve adapting democratic and capitalist principles in novel ways to suit specific national circumstances, rather than adopting a generic blueprint.</text:p>
        </text:list-item>
      </text:list>
      <text:list xml:id="list30294283" text:continue-list="list3947892195108375251" text:style-name="L1">
        <text:list-header>
          <text:p text:style-name="P2"/>
        </text:list-header>
      </text:list>
      <text:p text:style-name="P1">Here are some key examples: </text:p>
      <text:p text:style-name="P1"><text:bookmark text:name="izkoaeD3N6mo0PEPjfSaiQU_1"/>Singapore</text:p>
      <text:p text:style-name="P1"><text:s/></text:p>
      <text:p text:style-name="P1"><text:bookmark text:name="izkoaeD3N6mo0PEPjfSaiQU_2"/>Singapore is perhaps the clearest example of a highly engineered state model. As a small, multi-ethnic island nation with no natural resources and significant regional security concerns, it developed a unique governance style: <text:s/></text:p>
      <text:list xml:id="list8867004153493091291" text:style-name="L17">
        <text:list-item>
          <text:p text:style-name="P7">Custom Model: <text:s/>Singapore employs a parliamentary republic model, but it is characterized by a dominant political party and strict controls on media and public assembly. This model prioritizes pragmatism, meritocracy, and social order above Western-style liberal democratic freedoms.</text:p>
          <text:p text:style-name="P7"/>
        </text:list-item>
        <text:list-item>
          <text:p text:style-name="P7">Identity &amp; Economy: <text:s/>The model is designed to manage a diverse population and prevent ethnic conflict, while fostering a highly competitive, pro-business economy that attracts global investment. The government is heavily involved in strategic economic planning.</text:p>
          <text:p text:style-name="P7"/>
        </text:list-item>
        <text:list-item>
          <text:p text:style-name="P7">Threat Profile: <text:s/>The system prioritizes national security and resilience against both external threats and internal social fragmentation. </text:p>
        </text:list-item>
      </text:list>
      <text:p text:style-name="P1"><text:bookmark text:name="izkoaeD3N6mo0PEPjfSaiQU_3"/><text:soft-page-break/>United Arab Emirates (UAE)</text:p>
      <text:p text:style-name="P1"><text:s/></text:p>
      <text:p text:style-name="P1">The <text:bookmark text:name="izkoaeD3N6mo0PEPjfSaiQU_4"/>UAE has custom-designed a governance model to manage its transition from an oil-dependent economy to a diversified global hub.</text:p>
      <text:p text:style-name="P1"/>
      <text:list xml:id="list4312032312542223341" text:style-name="L18">
        <text:list-item>
          <text:p text:style-name="P8">Custom Model: <text:s/>The UAE is a federation of absolute monarchies, but the central government operates with a modern, efficient, and tech-focused bureaucracy.</text:p>
          <text:p text:style-name="P8"/>
        </text:list-item>
        <text:list-item>
          <text:p text:style-name="P8">Economy &amp; Identity: <text:s/>The model relies on strategic state investment (via sovereign wealth funds), free zones to attract global business, and massive infrastructure projects. Its governance structure is built to implement top-down economic plans rapidly.</text:p>
          <text:p text:style-name="P8"/>
        </text:list-item>
        <text:list-item>
          <text:p text:style-name="P8">Threat Profile: <text:s/>The state manages social stability through a mix of high public services, controlled social media environments, and strong security, while attracting foreign talent to fuel its economic goals. </text:p>
        </text:list-item>
      </text:list>
      <text:p text:style-name="P1"/>
      <text:p text:style-name="P1"><text:bookmark text:name="izkoaeD3N6mo0PEPjfSaiQU_5"/>Israel</text:p>
      <text:p text:style-name="P1"><text:s/></text:p>
      <text:p text:style-name="P1"><text:bookmark text:name="izkoaeD3N6mo0PEPjfSaiQU_6"/>Israel's governance is deeply tied to its unique historical context, national identity, and persistent security threats. </text:p>
      <text:p text:style-name="P1"/>
      <text:list xml:id="list6233104353230851414" text:style-name="L19">
        <text:list-item>
          <text:p text:style-name="P9">Custom Model: <text:s/><text:bookmark text:name="izkoaeD3N6mo0PEPjfSaiQU_7"/>Israel functions as a parliamentary democracy but lacks a single, codified constitution, instead using a set of "Basic Laws" that function constitutionally. The system is designed to allow for immediate responses to security threats.</text:p>
          <text:p text:style-name="P9"/>
        </text:list-item>
        <text:list-item>
          <text:p text:style-name="P9">Identity &amp; Threat Profile: <text:s/>The model is centered around the identity of the Jewish people and the need for immediate, decisive national defense. The reliance on mandatory military service integrates technology training and national security into the economy and culture, creating a "Start-up Nation" known for its deep R&amp;D ecosystems. </text:p>
        </text:list-item>
      </text:list>
      <text:p text:style-name="P1"/>
      <text:p text:style-name="P1"><text:bookmark text:name="izkoaeD3N6mo0PEPjfSaiQU_8"/>Estonia</text:p>
      <text:p text:style-name="P1"><text:s/></text:p>
      <text:p text:style-name="P1"><text:bookmark text:name="izkoaeD3N6mo0PEPjfSaiQU_9"/>Estonia engineered a specific model to leverage its small size and counter the threat profile of its larger neighbor, Russia. </text:p>
      <text:p text:style-name="P1"/>
      <text:list xml:id="list9067833058127446364" text:style-name="L20">
        <text:list-item>
          <text:p text:style-name="P10">Custom Model: <text:s/><text:bookmark text:name="izkoaeD3N6mo0PEPjfSaiQU_10"/>Estonia has built a "digital society" where nearly all public services are available online, a system that both promotes efficiency and serves a security function (allowing the government to function even if its physical capital is threatened).</text:p>
          <text:p text:style-name="P10"/>
        </text:list-item>
        <text:list-item>
          <text:p text:style-name="P10">Threat Profile: <text:s/>This model is a response to the need to safeguard national security and data sovereignty, ensuring sensitive information is not exported abroad and adherence to local laws is maintained. The system is built for resilience. </text:p>
          <text:p text:style-name="P10"/>
        </text:list-item>
        <text:list-item>
          <text:p text:style-name="P10">National identity significantly helps form state government by providing the foundational values, cultural context, and collective narratives upon which a governance structure is built and legitimized. The selected examples of custom state models highlight several ways identity shapes the state: </text:p>
          <text:p text:style-name="P10"/>
          <text:p text:style-name="P10"/>
          <text:p text:style-name="P40">Provides a Basis for Legitimacy and Unity</text:p>
          <text:p text:style-name="P10"/>
        </text:list-item>
      </text:list>
      <text:list xml:id="list8439420782518635824" text:style-name="L21">
        <text:list-item>
          <text:p text:style-name="P11">Social Cohesion: <text:s/>The government structure can be explicitly designed to manage diversity or enforce homogeneity based on the national identity. </text:p>
        </text:list-item>
      </text:list>
      <text:list xml:id="list917719120228663813" text:style-name="L8">
        <text:list-header>
          <text:p text:style-name="P3"/>
          <text:p text:style-name="P3">Singapore’s model, for example, prioritizes social order and pragmatism above Western liberal freedoms to "manage a diverse population and prevent ethnic conflict," ensuring the state model aligns with the need to maintain peace among distinct identity groups.</text:p>
          <text:p text:style-name="P3"/>
        </text:list-header>
      </text:list>
      <text:list xml:id="list2808843062483843594" text:style-name="L22">
        <text:list-item>
          <text:p text:style-name="P12">Shared Values: <text:s/>Core aspects of governance, such as the rule of law, the role of religion, or the importance of consensus, are often rooted in deeply held cultural identities. The UAE’s system, for instance, operates as a modern bureaucracy built upon a federation of traditional absolute monarchies, blending modern economic goals with existing tribal and religious identities.</text:p>
        </text:list-item>
      </text:list>
      <text:p text:style-name="P1"/>
      <text:p text:style-name="P1"/>
      <text:p text:style-name="P1">Defines National Priorities and Threat Perceptions</text:p>
      <text:p text:style-name="P1"/>
      <text:list xml:id="list8284854181239741615" text:style-name="L23">
        <text:list-item>
          <text:p text:style-name="P13">Collective Goals: <text:s/>A strong national identity helps define the collective goals of the populace. A shared identity forged in security concerns (as in <text:bookmark text:name="0jkoaaWIGbaF0PEPssifqQc_1"/>Israel or <text:bookmark text:name="0jkoaaWIGbaF0PEPssifqQc_2"/>Estonia) leads to government models optimized for resilience and defense, prioritizing national security functions and potentially integrating citizens into defense roles (e.g., mandatory military service linked to R&amp;D in <text:bookmark text:name="0jkoaaWIGbaF0PEPssifqQc_3"/>Israel).</text:p>
          <text:p text:style-name="P13"/>
        </text:list-item>
        <text:list-item>
          <text:p text:style-name="P13">Response to Threats: <text:s/>A country's historical identity and perceived threat profile directly influence the amount of power citizens are willing to cede to the state. In <text:bookmark text:name="0jkoaaWIGbaF0PEPssifqQc_4"/>Singapore, the shared identity focuses on resilience against "internal social fragmentation," justifying stricter media controls and a dominant single-party system that citizens broadly accept as necessary for survival. Influences Institutional Design</text:p>
          <text:p text:style-name="P13"/>
        </text:list-item>
        <text:list-item>
          <text:p text:style-name="P13">Adaptation of Models: <text:s/>Rather than adopting generic blueprints, nations adapt models to suit their unique circumstances. </text:p>
          <text:p text:style-name="P13"/>
        </text:list-item>
      </text:list>
      <text:list xml:id="list5965369413428292060" text:style-name="L10">
        <text:list-header>
          <text:p text:style-name="P4"><text:bookmark text:name="0jkoaaWIGbaF0PEPssifqQc_5"/>Estonia's identity as a digitally-forward, small state next to <text:bookmark text:name="0jkoaaWIGbaF0PEPssifqQc_6"/>Russia helped forge a "digital society" model as both an identity marker and a security strategy.</text:p>
          <text:p text:style-name="P4"/>
        </text:list-header>
      </text:list>
      <text:list xml:id="list4143455366254076075" text:style-name="L24">
        <text:list-item>
          <text:p text:style-name="P14">Historical Continuity: <text:s/>Identity often dictates the extent to which historical governance structures are retained. The persistence of monarchical systems in the <text:bookmark text:name="0jkoaaWIGbaF0PEPssifqQc_7"/>UAE, adapted for modern administrative efficiency, shows how historical identity can shape contemporary governance, rather than being completely replaced by a purely democratic model.</text:p>
          <text:p text:style-name="P14"/>
        </text:list-item>
        <text:list-item>
          <text:p text:style-name="P14">In short, national identity acts as the cultural software that determines how the hardware of government is configured and ru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OpenSymbol" svg:font-family="OpenSymbol"/>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11-27T03:43:13.48</meta:creation-date>
    <meta:document-statistic meta:table-count="0" meta:image-count="0" meta:object-count="0" meta:page-count="3" meta:paragraph-count="44" meta:word-count="1170" meta:character-count="8133"/>
    <dc:date>2025-11-27T10:01:59.34</dc:date>
    <dc:creator>Joseph Malone</dc:creator>
    <meta:editing-duration>PT5H31M29S</meta:editing-duration>
    <meta:editing-cycles>1</meta:editing-cycles>
    <meta:generator>OpenOffice/4.1.15$Win32 OpenOffice.org_project/4115m2$Build-9813</meta:generator>
  </office:meta>
</office:document-meta>
</file>